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57:28.711258984</dc:date>
    <meta:editing-duration>PT1H26M6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29999999999997">
                <text:p>0.729999999999997</text:p>
              </table:table-cell>
              <table:table-cell office:value-type="float" office:value="16.28">
                <text:p>16.28</text:p>
              </table:table-cell>
              <table:table-cell office:value-type="float" office:value="99.37">
                <text:p>99.37</text:p>
              </table:table-cell>
              <table:table-cell office:value-type="float" office:value="23.17">
                <text:p>23.17</text:p>
              </table:table-cell>
              <table:table-cell office:value-type="float" office:value="24.94">
                <text:p>24.9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1">
                <text:p>2.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99.97">
                <text:p>99.97</text:p>
              </table:table-cell>
              <table:table-cell office:value-type="float" office:value="3.77999999999999">
                <text:p>3.7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2772222222222">
                <text:p>20.2772222222222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59999999999994">
                <text:p>0.559999999999994</text:p>
              </table:table-cell>
              <table:table-cell office:value-type="float" office:value="16.14">
                <text:p>16.14</text:p>
              </table:table-cell>
              <table:table-cell office:value-type="float" office:value="98.64">
                <text:p>98.64</text:p>
              </table:table-cell>
              <table:table-cell office:value-type="float" office:value="18.06">
                <text:p>18.06</text:p>
              </table:table-cell>
              <table:table-cell office:value-type="float" office:value="7.07">
                <text:p>7.07</text:p>
              </table:table-cell>
              <table:table-cell office:value-type="float" office:value="90.5">
                <text:p>90.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4.46">
                <text:p>94.46</text:p>
              </table:table-cell>
              <table:table-cell office:value-type="float" office:value="3.14">
                <text:p>3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827777777778">
                <text:p>18.3827777777778</text:p>
              </table:table-cell>
              <table:table-cell office:value-type="float" office:value="94.5333333333333">
                <text:p>94.53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6.12">
                <text:p>16.12</text:p>
              </table:table-cell>
              <table:table-cell office:value-type="float" office:value="94.55">
                <text:p>94.55</text:p>
              </table:table-cell>
              <table:table-cell office:value-type="float" office:value="15.02">
                <text:p>15.02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89.32">
                <text:p>89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63.08">
                <text:p>63.08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011111111111">
                <text:p>15.8011111111111</text:p>
              </table:table-cell>
              <table:table-cell office:value-type="float" office:value="82.3166666666667">
                <text:p>82.3166666666667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02">
                <text:p>16.02</text:p>
              </table:table-cell>
              <table:table-cell office:value-type="float" office:value="84.77">
                <text:p>84.77</text:p>
              </table:table-cell>
              <table:table-cell office:value-type="float" office:value="13.26">
                <text:p>13.26</text:p>
              </table:table-cell>
              <table:table-cell office:value-type="float" office:value="0.969999999999993">
                <text:p>0.969999999999993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8.69">
                <text:p>8.69</text:p>
              </table:table-cell>
              <table:table-cell office:value-type="float" office:value="2.13">
                <text:p>2.1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311111111111">
                <text:p>12.0311111111111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5.9">
                <text:p>15.9</text:p>
              </table:table-cell>
              <table:table-cell office:value-type="float" office:value="77.48">
                <text:p>77.48</text:p>
              </table:table-cell>
              <table:table-cell office:value-type="float" office:value="12.12">
                <text:p>12.12</text:p>
              </table:table-cell>
              <table:table-cell office:value-type="float" office:value="0.779999999999992">
                <text:p>0.779999999999992</text:p>
              </table:table-cell>
              <table:table-cell office:value-type="float" office:value="88.45">
                <text:p>88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1.71">
                <text:p>1.7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77777777778">
                <text:p>11.0777777777778</text:p>
              </table:table-cell>
              <table:table-cell office:value-type="float" office:value="55.6666666666667">
                <text:p>55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